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6.786cm"/>
    </style:style>
    <style:style style:name="pr7" style:family="presentation" style:parent-style-name="lyt-bluelinesgrad-outline1">
      <style:graphic-properties draw:stroke="none" svg:stroke-color="#eeeeee" draw:fill="none" fo:min-height="5.092cm"/>
    </style:style>
    <style:style style:name="pr8" style:family="presentation" style:parent-style-name="lyt-bluelinesgrad-outline1">
      <style:graphic-properties draw:stroke="none" svg:stroke-color="#eeeeee" draw:fill="none" fo:min-height="1.292cm"/>
    </style:style>
    <style:style style:name="pr9" style:family="presentation" style:parent-style-name="lyt-bluelinesgrad-outline1">
      <style:graphic-properties draw:stroke="none" svg:stroke-color="#eeeeee" draw:fill="none" fo:min-height="6.597cm"/>
    </style:style>
    <style:style style:name="pr10" style:family="presentation" style:parent-style-name="lyt-bluelinesgrad-outline1">
      <style:graphic-properties fo:min-height="7.452cm"/>
    </style:style>
    <style:style style:name="pr11" style:family="presentation" style:parent-style-name="lyt-bluelinesgrad-outline1">
      <style:graphic-properties draw:stroke="none" svg:stroke-color="#eeeeee" draw:fill="none" fo:min-height="7.61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="none"/>
      <style:text-properties fo:font-size="44pt" style:font-size-asian="44pt" style:font-size-complex="44pt"/>
    </style:style>
    <style:style style:name="P19" style:family="paragraph">
      <loext:graphic-properties draw:fill="none"/>
      <style:text-properties fo:font-size="36pt" style:font-size-asian="36pt" style:font-size-complex="36pt"/>
    </style:style>
    <style:style style:name="P20" style:family="paragraph">
      <style:text-properties fo:font-size="54pt" style:font-size-asian="54pt" style:font-size-complex="54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標楷體2" fo:font-size="24pt" style:font-name-asian="標楷體2" style:font-size-asian="24pt" style:font-size-complex="24pt"/>
    </style:style>
    <style:style style:name="T11" style:family="text">
      <style:text-properties style:font-name="標楷體2" fo:font-size="32pt" style:font-name-asian="標楷體2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卦語寫作手冊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又進化為八卦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接下來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我們就要開始實作《八卦語》</text:span></text:p>
                <text:list>
                  <text:list-item>
                    <text:p><text:span text:style-name="T7">翻譯系統</text:span></text:p>
                  </text:list-item>
                  <text:list-item>
                    <text:p><text:span text:style-name="T7">寫作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不過、八卦可分為兩種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那就是</text:span></text:p>
                <text:list>
                  <text:list-item>
                    <text:p text:style-name="P9"><text:span text:style-name="T8">好的八卦</text:span></text:p>
                  </text:list-item>
                </text:list>
              </text:list-item>
              <text:list-item>
                <text:p text:style-name="P9"><text:span text:style-name="T6">還有</text:span></text:p>
                <text:list>
                  <text:list-item>
                    <text:p text:style-name="P9"><text:span text:style-name="T8">不好的八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同樣的、八卦語的句子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也可分成</text:span></text:p>
                <text:list>
                  <text:list-item>
                    <text:p text:style-name="P9"><text:span text:style-name="T8">好的八卦語句</text:span></text:p>
                  </text:list-item>
                </text:list>
              </text:list-item>
              <text:list-item>
                <text:p text:style-name="P9"><text:span text:style-name="T6">以及</text:span></text:p>
                <text:list>
                  <text:list-item>
                    <text:p text:style-name="P9"><text:span text:style-name="T8">不好的八卦語句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怎樣才是好的八卦語句呢?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本《八卦語寫作手冊》要交代的事情了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開始之前</text:p>
          </draw:text-box>
        </draw:frame>
        <draw:frame presentation:style-name="pr4" draw:text-style-name="P10" draw:layer="layout" svg:width="25.199cm" svg:height="18.494cm" svg:x="1.4cm" svg:y="5.014cm" presentation:class="outline" presentation:user-transformed="true">
          <draw:text-box>
            <text:list text:style-name="L3">
              <text:list-item>
                <text:p text:style-name="P10"><text:span text:style-name="T9">先讓我們回顧《兩儀圖》和《八卦圖》</text:span></text:p>
              </text:list-item>
            </text:list>
          </draw:text-box>
        </draw:frame>
        <draw:custom-shape draw:style-name="gr3" draw:text-style-name="P11" draw:layer="layout" svg:width="4.8cm" svg:height="5.8cm" svg:x="17.4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5.6cm" svg:y1="13.001cm" svg:x2="24cm" svg:y2="12.901cm">
          <text:p/>
        </draw:line>
        <draw:frame draw:style-name="gr5" draw:text-style-name="P12" draw:layer="layout" svg:width="4.6cm" svg:height="1.606cm" svg:x="17.6cm" svg:y="11.295cm">
          <draw:text-box>
            <text:p><text:span text:style-name="T10">實</text:span><text:span text:style-name="T10">R <text:s/></text:span><text:span text:style-name="T10">虛</text:span><text:span text:style-name="T10">I</text:span></text:p>
          </draw:text-box>
        </draw:frame>
        <draw:frame draw:style-name="gr6" draw:text-style-name="P12" draw:layer="layout" svg:width="5.2cm" svg:height="1.606cm" svg:x="17.6cm" svg:y="13.501cm">
          <draw:text-box>
            <text:p><text:span text:style-name="T10">動</text:span><text:span text:style-name="T10">V <text:s/></text:span><text:span text:style-name="T10">靜</text:span><text:span text:style-name="T10">H</text:span></text:p>
          </draw:text-box>
        </draw:frame>
        <draw:line draw:style-name="gr4" draw:text-style-name="P11" draw:layer="layout" svg:x1="19.7cm" svg:y1="8.001cm" svg:x2="19.9cm" svg:y2="18.001cm">
          <text:p/>
        </draw:line>
        <draw:custom-shape draw:style-name="gr7" draw:text-style-name="P11" draw:layer="layout" svg:width="8.4cm" svg:height="10cm" svg:x="15.6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22.8cm" svg:y1="9.401cm" svg:x2="21.6cm" svg:y2="10.801cm">
          <text:p/>
        </draw:line>
        <draw:line draw:style-name="gr4" draw:text-style-name="P11" draw:layer="layout" svg:x1="22.8cm" svg:y1="16.401cm" svg:x2="21.6cm" svg:y2="14.801cm">
          <text:p/>
        </draw:line>
        <draw:line draw:style-name="gr4" draw:text-style-name="P11" draw:layer="layout" svg:x1="16.8cm" svg:y1="16.601cm" svg:x2="18cm" svg:y2="15.001cm">
          <text:p/>
        </draw:line>
        <draw:line draw:style-name="gr4" draw:text-style-name="P11" draw:layer="layout" svg:x1="16.8cm" svg:y1="9.401cm" svg:x2="18cm" svg:y2="11.001cm">
          <text:p/>
        </draw:line>
        <draw:frame draw:style-name="gr8" draw:text-style-name="P13" draw:layer="layout" svg:width="1.647cm" svg:height="1.047cm" svg:x="22.028cm" svg:y="10.954cm">
          <draw:text-box>
            <text:p>時?</text:p>
          </draw:text-box>
        </draw:frame>
        <draw:frame draw:style-name="gr8" draw:text-style-name="P13" draw:layer="layout" svg:width="1.647cm" svg:height="1.047cm" svg:x="20.228cm" svg:y="8.801cm">
          <draw:text-box>
            <text:p>事?</text:p>
          </draw:text-box>
        </draw:frame>
        <draw:frame draw:style-name="gr8" draw:text-style-name="P13" draw:layer="layout" svg:width="1.647cm" svg:height="1.047cm" svg:x="15.828cm" svg:y="13.801cm">
          <draw:text-box>
            <text:p>果?</text:p>
          </draw:text-box>
        </draw:frame>
        <draw:frame draw:style-name="gr8" draw:text-style-name="P13" draw:layer="layout" svg:width="1.647cm" svg:height="1.047cm" svg:x="17.6cm" svg:y="16.154cm">
          <draw:text-box>
            <text:p>因?</text:p>
          </draw:text-box>
        </draw:frame>
        <draw:frame draw:style-name="gr8" draw:text-style-name="P13" draw:layer="layout" svg:width="1.647cm" svg:height="1.047cm" svg:x="15.828cm" svg:y="11.154cm">
          <draw:text-box>
            <text:p>物?</text:p>
          </draw:text-box>
        </draw:frame>
        <draw:frame draw:style-name="gr8" draw:text-style-name="P13" draw:layer="layout" svg:width="1.647cm" svg:height="1.047cm" svg:x="17.528cm" svg:y="8.854cm">
          <draw:text-box>
            <text:p>人?</text:p>
          </draw:text-box>
        </draw:frame>
        <draw:frame draw:style-name="gr8" draw:text-style-name="P13" draw:layer="layout" svg:width="1.647cm" svg:height="1.047cm" svg:x="22.028cm" svg:y="13.754cm">
          <draw:text-box>
            <text:p>地?</text:p>
          </draw:text-box>
        </draw:frame>
        <draw:frame draw:style-name="gr8" draw:text-style-name="P13" draw:layer="layout" svg:width="1.647cm" svg:height="1.047cm" svg:x="20.228cm" svg:y="16.101cm">
          <draw:text-box>
            <text:p>數?</text:p>
          </draw:text-box>
        </draw:frame>
        <draw:custom-shape draw:style-name="gr9" draw:text-style-name="P11" draw:layer="layout" svg:width="7.4cm" svg:height="9.6cm" svg:x="3.20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3.202cm" svg:y1="13cm" svg:x2="10.602cm" svg:y2="13cm">
          <text:p/>
        </draw:line>
        <draw:frame draw:style-name="gr10" draw:text-style-name="P14" draw:layer="layout" svg:width="2.475cm" svg:height="1.606cm" svg:x="5.502cm" svg:y="10.2cm">
          <draw:text-box>
            <text:p><text:span text:style-name="T11">名</text:span><text:span text:style-name="T11">N</text:span></text:p>
          </draw:text-box>
        </draw:frame>
        <draw:frame draw:style-name="gr10" draw:text-style-name="P14" draw:layer="layout" svg:width="2.475cm" svg:height="1.606cm" svg:x="5.631cm" svg:y="14.2cm">
          <draw:text-box>
            <text:p><text:span text:style-name="T11">述</text:span><text:span text:style-name="T11">P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《八卦語》中</text:p>
          </draw:text-box>
        </draw:frame>
        <draw:frame presentation:style-name="pr4" draw:text-style-name="P15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 text:style-name="P15"><text:span text:style-name="T12">《名詞項》的主角是《最後一個名詞》</text:span></text:p>
                <text:list>
                  <text:list-item>
                    <text:p text:style-name="P15"><text:span text:style-name="T12">其語法為 </text:span><text:span text:style-name="T12">N = W* N</text:span></text:p>
                  </text:list-item>
                  <text:list-item>
                    <text:p text:style-name="P15"><text:span text:style-name="T12">其結構為 </text:span><text:span text:style-name="T12">N(W1, W2, ...)</text:span></text:p>
                  </text:list-item>
                </text:list>
              </text:list-item>
              <text:list-item>
                <text:p text:style-name="P15"><text:span text:style-name="T12">《述詞項》的主角是《最後一個述詞》</text:span></text:p>
                <text:list>
                  <text:list-item>
                    <text:p text:style-name="P15"><text:span text:style-name="T12">其語法為 </text:span><text:span text:style-name="T12">P = W* P</text:span></text:p>
                  </text:list-item>
                  <text:list-item>
                    <text:p text:style-name="P15"><text:span text:style-name="T12">其結構為 </text:span><text:span text:style-name="T12">P(W1, W2, 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語句的層次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 text:style-name="P16"><text:span text:style-name="T13">若《有動詞項》，則以《唯一的動詞為核心》</text:span></text:p>
                <text:list>
                  <text:list-item>
                    <text:p><text:span text:style-name="T13">將其他項填入</text:span><text:span text:style-name="T13">V(W1,W2,…)</text:span><text:span text:style-name="T13">中</text:span></text:p>
                  </text:list-item>
                </text:list>
              </text:list-item>
              <text:list-item>
                <text:p text:style-name="P16"><text:span text:style-name="T13">若《無動詞項》，則以《第一個名詞為核心》</text:span></text:p>
                <text:list>
                  <text:list-item>
                    <text:p><text:span text:style-name="T13">將其他項填入</text:span><text:span text:style-name="T13">N(W1,W2,…)</text:span><text:span text:style-name="T13">中</text:span></text:p>
                  </text:list-item>
                </text:list>
              </text:list-item>
              <text:list-item>
                <text:p text:style-name="P16"><text:span text:style-name="T13">若《整句都沒有動詞與名詞項》，</text:span></text:p>
                <text:list>
                  <text:list-item>
                    <text:p><text:span text:style-name="T13">則以《第一個述詞為核心》 </text:span><text:span text:style-name="T13">P1(P2,P3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瞭解了上述規則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應該就可以寫出好的《八卦語句》了</text:p>
              </text:list-item>
              <text:list-item>
                <text:p>這種語句簡稱為《好八卦》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《好八卦》的範例</text:p>
          </draw:text-box>
        </draw:frame>
        <draw:frame presentation:style-name="pr6" draw:text-style-name="P17" draw:layer="layout" svg:width="11cm" svg:height="6.786cm" svg:x="8.4cm" svg:y="6.2cm" presentation:class="outline" presentation:user-transformed="true">
          <draw:text-box>
            <text:p text:style-name="P17"><text:span text:style-name="T8">那朵花 很紅</text:span><text:span text:style-name="T8"><text:line-break/></text:span><text:span text:style-name="T8">N P N <text:s/>P P</text:span></text:p>
          </draw:text-box>
        </draw:frame>
        <draw:frame presentation:style-name="pr7" draw:text-style-name="P18" draw:layer="layout" svg:width="21.252cm" svg:height="5.092cm" svg:x="4.948cm" svg:y="13.608cm">
          <draw:text-box>
            <text:p text:style-name="P17"><text:span text:style-name="T9">詞彙層次：花</text:span><text:span text:style-name="T9">(</text:span><text:span text:style-name="T9">那</text:span><text:span text:style-name="T9">,</text:span><text:span text:style-name="T9">朵</text:span><text:span text:style-name="T9">) &amp; </text:span><text:span text:style-name="T9">紅</text:span><text:span text:style-name="T9">(</text:span><text:span text:style-name="T9">很</text:span><text:span text:style-name="T9">) </text:span></text:p>
            <text:p text:style-name="P17"><text:span text:style-name="T9">語句層次：那朵花</text:span><text:span text:style-name="T9">(</text:span><text:span text:style-name="T9">很紅</text:span><text:span text:style-name="T9">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《爛八卦》的範例</text:p>
          </draw:text-box>
        </draw:frame>
        <draw:frame presentation:style-name="pr6" draw:text-style-name="P17" draw:layer="layout" svg:width="11cm" svg:height="6.786cm" svg:x="8.4cm" svg:y="6.201cm" presentation:class="outline" presentation:user-transformed="true">
          <draw:text-box>
            <text:p text:style-name="P17"><text:span text:style-name="T8">那朵 花很 紅</text:span><text:span text:style-name="T8"><text:line-break/></text:span><text:span text:style-name="T8">N P <text:s/>N P <text:s/>P</text:span></text:p>
          </draw:text-box>
        </draw:frame>
        <draw:frame presentation:style-name="pr8" draw:text-style-name="P18" draw:layer="layout" svg:width="26.752cm" svg:height="4.819cm" svg:x="1.648cm" svg:y="8.181cm">
          <draw:text-box>
            <text:p text:style-name="P17"><text:span text:style-name="T9"/></text:p>
            <text:p text:style-name="P17"><text:span text:style-name="T8"/></text:p>
          </draw:text-box>
        </draw:frame>
        <draw:frame presentation:style-name="pr9" draw:text-style-name="P18" draw:layer="layout" svg:width="23cm" svg:height="6.597cm" svg:x="3.2cm" svg:y="13.408cm">
          <draw:text-box>
            <text:p text:style-name="P17"><text:span text:style-name="T9">詞彙層次：朵</text:span><text:span text:style-name="T9">(</text:span><text:span text:style-name="T9">那</text:span><text:span text:style-name="T9">) &amp; </text:span><text:span text:style-name="T9">很</text:span><text:span text:style-name="T9">(</text:span><text:span text:style-name="T9">花</text:span><text:span text:style-name="T9">) &amp; </text:span><text:span text:style-name="T9">紅</text:span></text:p>
            <text:p text:style-name="P17"><text:span text:style-name="T9">語句層次：那朵</text:span><text:span text:style-name="T9">(</text:span><text:span text:style-name="T9">花很</text:span><text:span text:style-name="T9">,</text:span><text:span text:style-name="T9">紅</text:span><text:span text:style-name="T9">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複雜的《好八卦》</text:p>
          </draw:text-box>
        </draw:frame>
        <draw:frame presentation:style-name="pr10" draw:text-style-name="P17" draw:layer="layout" svg:width="18.6cm" svg:height="7.452cm" svg:x="5.2cm" svg:y="5.748cm" presentation:class="outline" presentation:user-transformed="true">
          <draw:text-box>
            <text:p text:style-name="P17"><text:span text:style-name="T8">她 用鉛筆 寫 字 很漂亮</text:span><text:span text:style-name="T8"><text:line-break/></text:span><text:span text:style-name="T8">N <text:s text:c="4"/>N <text:s text:c="2"/>V <text:s text:c="2"/>N <text:s text:c="2"/>P</text:span></text:p>
          </draw:text-box>
        </draw:frame>
        <draw:frame presentation:style-name="pr11" draw:text-style-name="P19" draw:layer="layout" svg:width="25.052cm" svg:height="7.613cm" svg:x="1.8cm" svg:y="11.987cm">
          <draw:text-box>
            <text:p text:style-name="P10"><text:span text:style-name="T9">詞彙層次：鉛筆</text:span><text:span text:style-name="T9">(</text:span><text:span text:style-name="T9">用</text:span><text:span text:style-name="T9">) &amp; </text:span><text:span text:style-name="T9">漂亮</text:span><text:span text:style-name="T9">(</text:span><text:span text:style-name="T9">很</text:span><text:span text:style-name="T9">) </text:span></text:p>
            <text:p text:style-name="P10"><text:span text:style-name="T9">語句層次：寫</text:span><text:span text:style-name="T9">(</text:span><text:span text:style-name="T9">她</text:span><text:span text:style-name="T9">,</text:span><text:span text:style-name="T9">用鉛筆</text:span><text:span text:style-name="T9">,</text:span><text:span text:style-name="T9">字</text:span><text:span text:style-name="T9">,</text:span><text:span text:style-name="T9">很漂亮</text:span><text:span text:style-name="T9">)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另一個《好八卦》</text:p>
          </draw:text-box>
        </draw:frame>
        <draw:frame presentation:style-name="pr10" draw:text-style-name="P17" draw:layer="layout" svg:width="18.6cm" svg:height="7.452cm" svg:x="5.2cm" svg:y="5.748cm" presentation:class="outline" presentation:user-transformed="true">
          <draw:text-box>
            <text:p text:style-name="P17"><text:span text:style-name="T8">她 一邊走一邊吃 餅乾</text:span><text:span text:style-name="T8"><text:line-break/></text:span><text:span text:style-name="T8">N <text:s text:c="4"/>N <text:s text:c="2"/>V <text:s text:c="2"/>N <text:s text:c="2"/>P</text:span></text:p>
          </draw:text-box>
        </draw:frame>
        <draw:frame presentation:style-name="pr11" draw:text-style-name="P19" draw:layer="layout" svg:width="25.052cm" svg:height="7.613cm" svg:x="1.8cm" svg:y="11.987cm">
          <draw:text-box>
            <text:p text:style-name="P10"><text:span text:style-name="T9">詞彙層次：吃</text:span><text:span text:style-name="T9">(</text:span><text:span text:style-name="T9">一邊</text:span><text:span text:style-name="T9">, </text:span><text:span text:style-name="T9">走</text:span><text:span text:style-name="T9">(</text:span><text:span text:style-name="T9">一邊</text:span><text:span text:style-name="T9">))</text:span></text:p>
            <text:p text:style-name="P10"><text:span text:style-name="T9">語句層次：</text:span><text:span text:style-name="T8">一邊走一邊吃</text:span><text:span text:style-name="T9">(</text:span><text:span text:style-name="T9">她</text:span><text:span text:style-name="T9">,</text:span><text:span text:style-name="T9">餅乾</text:span><text:span text:style-name="T9">)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 text:style-name="P20"><text:span text:style-name="T14">您是否體會到竅門了呢？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大致歸納一下，就是：</text:p>
                <text:list>
                  <text:list-item>
                    <text:p>確認句子的主要動詞</text:p>
                    <text:list>
                      <text:list-item>
                        <text:p>將該動詞項以動詞結尾</text:p>
                      </text:list-item>
                    </text:list>
                  </text:list-item>
                  <text:list-item>
                    <text:p>名詞項應以名詞結尾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是練習題時間了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請將下列語句改寫成《好八卦》</text:span>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 text:style-name="P7"><text:span text:style-name="T6">那個女優的奶又大又圓</text:span><text:span text:style-name="T6"><text:line-break/></text:span><text:span text:style-name="T6"/></text:p>
              </text:list-item>
              <text:list-item>
                <text:p text:style-name="P7"><text:span text:style-name="T6">男人一邊搓還一邊吸她的奶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5T14:00:42.423000000</dc:date>
    <meta:editing-duration>P1DT2H57M15S</meta:editing-duration>
    <meta:editing-cycles>269</meta:editing-cycles>
    <meta:generator>LibreOffice/4.4.1.2$Windows_x86 LibreOffice_project/45e2de17089c24a1fa810c8f975a7171ba4cd432</meta:generator>
    <meta:document-statistic meta:object-count="131"/>
  </office:meta>
</office:document-meta>
</file>